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0.71mm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1mm" style:rel-column-width="3236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33.51mm" style:rel-column-width="10941*"/>
    </style:style>
    <style:style style:name="Table2.D" style:family="table-column">
      <style:table-column-properties style:column-width="54.45mm" style:rel-column-width="17777*"/>
    </style:style>
    <style:style style:name="Table2.E" style:family="table-column">
      <style:table-column-properties style:column-width="19.4mm" style:rel-column-width="6334*"/>
    </style:style>
    <style:style style:name="Table2.F" style:family="table-column">
      <style:table-column-properties style:column-width="17.2mm" style:rel-column-width="5614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mm" style:rel-column-width="7669*"/>
    </style:style>
    <style:style style:name="Table2.A1" style:family="table-cell">
      <style:table-cell-properties fo:padding="0.97mm" fo:border-left="none" fo:border-right="none" fo:border-top="0.05pt solid #000000" fo:border-bottom="0.05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0.05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5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ext_20_body" style:master-page-name="Standard">
      <style:paragraph-properties fo:text-align="end" style:justify-single-word="false" style:page-number="auto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Quotation No<text:tab/>: <text:placeholder text:placeholder-type="text">&lt;o.name&gt;</text:placeholder> </text:p>
            <text:p text:style-name="P2">Ref No <text:s text:c="14"/>: <text:placeholder text:placeholder-type="text">&lt;o.partner_ref&gt;</text:placeholder></text:p>
            <text:p text:style-name="P2">Date<text:tab/> <text:s text:c="12"/>: <text:placeholder text:placeholder-type="text">&lt;convert_date_d_B_Y(o.date_order)&gt;</text:placeholder></text:p>
            <text:p text:style-name="P2"/>
            <text:p text:style-name="P2"><text:placeholder text:placeholder-type="text">&lt;o.partner_id and o.partner_id.name or ''&gt;</text:placeholder> 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/>
            <text:p text:style-name="P2">Attention : <text:placeholder text:placeholder-type="text">&lt;o.partner_id and o.partner_id.attention or ''&gt;</text:placeholder></text:p>
            <text:p text:style-name="P2">Tel<text:tab/> <text:s/>: <text:placeholder text:placeholder-type="text">&lt;o.partner_id and o.partner_id.phone or ''&gt;</text:placeholder> </text:p>
            <text:p text:style-name="P2">Fax <text:s text:c="8"/>: <text:placeholder text:placeholder-type="text">&lt;o.partner_id and o.partner_id.fax or ''&gt;</text:placeholder></text:p>
            <text:p text:style-name="P2">Email<text:tab/> <text:s/>: <text:placeholder text:placeholder-type="text">&lt;o.partner_id and o.partner_id.email or ''&gt;</text:placeholder></text:p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</table:table>
      <text:p text:style-name="P5"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<text:p text:style-name="P5">We are pleased to purchase to following equipments/items :- 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3">S/N</text:p>
          </table:table-cell>
          <table:table-cell table:style-name="Table2.A1" office:value-type="string">
            <text:p text:style-name="P3">P/N</text:p>
          </table:table-cell>
          <table:table-cell table:style-name="Table2.A1" office:value-type="string">
            <text:p text:style-name="P3">Brand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3">Quantity</text:p>
          </table:table-cell>
          <table:table-cell table:style-name="Table2.A1" office:value-type="string">
            <text:p text:style-name="P3">Unit</text:p>
          </table:table-cell>
          <table:table-cell table:style-name="Table2.A1" office:value-type="string">
            <text:p text:style-name="P3">Unit Price</text:p>
          </table:table-cell>
          <table:table-cell table:style-name="Table2.A1" office:value-type="string">
            <text:p text:style-name="P3">Value</text:p>
          </table:table-cell>
        </table:table-row>
        <table:table-row>
          <table:table-cell table:style-name="Table2.A2" table:number-columns-spanned="8" office:value-type="string">
            <text:p text:style-name="P13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><text:placeholder text:placeholder-type="text">&lt;seq+1&gt;</text:placeholder></text:p>
          </table:table-cell>
          <table:table-cell table:style-name="Table2.A2" office:value-type="string">
            <text:p text:style-name="P8"><text:placeholder text:placeholder-type="text">&lt;line.part_no&gt;</text:placeholder></text:p>
          </table:table-cell>
          <table:table-cell table:style-name="Table2.A2" office:value-type="string">
            <text:p text:style-name="P8"><text:placeholder text:placeholder-type="text">&lt;line.brand&gt;</text:placeholder></text:p>
          </table:table-cell>
          <table:table-cell table:style-name="Table2.A2" office:value-type="string">
            <text:p text:style-name="P9"><text:placeholder text:placeholder-type="text">&lt;line.name&gt;</text:placeholder></text:p>
          </table:table-cell>
          <table:table-cell table:style-name="Table2.A2" office:value-type="string">
            <text:p text:style-name="P8"><text:placeholder text:placeholder-type="text">&lt;line.product_qty&gt;</text:placeholder></text:p>
          </table:table-cell>
          <table:table-cell table:style-name="Table2.A2" office:value-type="string">
            <text:p text:style-name="P8"><text:placeholder text:placeholder-type="text">&lt;line.product_uom and line.product_uom.name or ''&gt;</text:placeholder></text:p>
          </table:table-cell>
          <table:table-cell table:style-name="Table2.A2" office:value-type="string">
            <text:p text:style-name="P8"><text:placeholder text:placeholder-type="text">&lt;line.price_unit&gt;</text:placeholder></text:p>
          </table:table-cell>
          <table:table-cell table:style-name="Table2.A2" office:value-type="string">
            <text:p text:style-name="P10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4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1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4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1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4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1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4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currency_id and o.currency_id.name or ''&gt;</text:placeholder></text:p>
          </table:table-cell>
          <table:covered-table-cell/>
        </table:table-row>
      </table:table>
      <text:p text:style-name="P5"/>
      <text:p text:style-name="P5">NOTE: Please Use Our TNT Account No: 1005777 For Shipment. <text:s/>Thank You. </text:p>
      <text:p text:style-name="P5"/>
      <text:p text:style-name="P5">Please do not hesitate to contact us for further details if you should have any questions. </text:p>
      <text:p text:style-name="P5">We are looking forward to receive your order confirmation. </text:p>
      <text:p text:style-name="P5"/>
      <text:p text:style-name="P5">On Behalf of <text:placeholder text:placeholder-type="text">&lt;o.company_id and o.company_id.name or ''&gt;</text:placeholder></text:p>
      <text:p text:style-name="P5"/>
      <text:p text:style-name="P5"/>
      <text:p text:style-name="P5"/>
      <text:p text:style-name="P5"/>
      <text:p text:style-name="P5"/>
      <text:p text:style-name="P5"/>
      <text:p text:style-name="P6"><text:tab/></text:p>
      <text:p text:style-name="P7">Joan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2T11:17:03</dc:date>
    <dc:creator>phung11764 </dc:creator>
    <meta:editing-duration>PT51M29S</meta:editing-duration>
    <meta:editing-cycles>135</meta:editing-cycles>
    <meta:document-statistic meta:table-count="2" meta:image-count="0" meta:object-count="0" meta:page-count="1" meta:paragraph-count="53" meta:word-count="219" meta:character-count="1780" meta:non-whitespace-character-count="1559"/>
  </office:meta>
</office:document-meta>
</file>